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00000036B07BB4D473328CE02.png" manifest:media-type="image/png"/>
  <manifest:file-entry manifest:full-path="Pictures/1000020100000399000001BB18551ACD92201AD6.png" manifest:media-type="image/png"/>
  <manifest:file-entry manifest:full-path="Pictures/10000201000004680000053FE5E7ABBA5649D85E.png" manifest:media-type="image/png"/>
  <manifest:file-entry manifest:full-path="Pictures/10000201000003B4000002393E250600B709A165.png" manifest:media-type="image/png"/>
  <manifest:file-entry manifest:full-path="Pictures/10000201000003B40000040D1FA9F6F64A911C4F.png" manifest:media-type="image/png"/>
  <manifest:file-entry manifest:full-path="Pictures/10000201000002970000017B1834FBAD648BE09C.png" manifest:media-type="image/png"/>
  <manifest:file-entry manifest:full-path="Pictures/10000201000003B4000002DB79DF8DC1AC014F7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"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Times" fo:font-size="14pt" officeooo:rsid="00146cf5" officeooo:paragraph-rsid="00146cf5" style:font-size-asian="14pt" style:font-size-complex="14pt"/>
    </style:style>
    <style:style style:name="P3" style:family="paragraph" style:parent-style-name="Standard">
      <style:paragraph-properties fo:line-height="150%" fo:break-before="page"/>
      <style:text-properties style:font-name="Times" fo:font-size="14pt" officeooo:rsid="00146cf5" officeooo:paragraph-rsid="00146cf5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Times" fo:font-size="14pt" officeooo:rsid="00146cf5" officeooo:paragraph-rsid="00146cf5" style:font-size-asian="14pt" style:font-size-complex="14pt"/>
    </style:style>
    <style:style style:name="P5" style:family="paragraph" style:parent-style-name="Standard">
      <style:paragraph-properties fo:line-height="150%" fo:break-before="page"/>
      <style:text-properties style:font-name="Times" fo:font-size="14pt" officeooo:rsid="00146cf5" officeooo:paragraph-rsid="0020663b" style:font-size-asian="14pt" style:font-size-complex="14pt"/>
    </style:style>
    <style:style style:name="fr1" style:family="graphic" style:parent-style-name="Graphics">
      <style:graphic-properties style:mirror="none" fo:clip="rect(0cm, 0cm, 29.26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Урок 5</text:p>
      <text:p text:style-name="P1"/>
      <text:p text:style-name="P2">1.</text:p>
      <text:p text:style-name="P2"><draw:frame draw:style-name="fr3" draw:name="Изображение1" text:anchor-type="char" svg:width="17cm" svg:height="13.107cm" draw:z-index="0"><draw:image xlink:href="Pictures/10000201000003B4000002DB79DF8DC1AC014F70.png" xlink:type="simple" xlink:show="embed" xlink:actuate="onLoad" loext:mime-type="image/png"/></draw:frame><draw:frame draw:style-name="fr4" draw:name="Изображение2" text:anchor-type="char" svg:x="0.212cm" svg:y="13.282cm" svg:width="17cm" svg:height="9.717cm" draw:z-index="1"><draw:image xlink:href="Pictures/10000201000002970000017B1834FBAD648BE09C.png" xlink:type="simple" xlink:show="embed" xlink:actuate="onLoad" loext:mime-type="image/png"/></draw:frame></text:p>
      <text:p text:style-name="P2"/>
      <text:p text:style-name="P2"><text:soft-page-break/></text:p>
      <text:p text:style-name="P2">2.</text:p>
      <text:p text:style-name="P2"><draw:frame draw:style-name="fr3" draw:name="Изображение5" text:anchor-type="char" svg:width="17cm" svg:height="18.595cm" draw:z-index="3"><draw:image xlink:href="Pictures/10000201000003B40000040D1FA9F6F64A911C4F.png" xlink:type="simple" xlink:show="embed" xlink:actuate="onLoad" loext:mime-type="image/png"/></draw:frame></text:p>
      <text:p text:style-name="P2"/>
      <text:p text:style-name="P2">3.</text:p>
      <text:p text:style-name="P2"/>
      <text:p text:style-name="P3"/>
      <text:p text:style-name="P2"><draw:frame draw:style-name="fr2" draw:name="Изображение3" text:anchor-type="char" svg:width="17cm" svg:height="10.202cm" draw:z-index="2"><draw:image xlink:href="Pictures/10000201000003B4000002393E250600B709A165.png" xlink:type="simple" xlink:show="embed" xlink:actuate="onLoad" loext:mime-type="image/png"/></draw:frame></text:p>
      <text:p text:style-name="P2"/>
      <text:p text:style-name="P5">4. - 5.</text:p>
      <text:p text:style-name="P2"/>
      <text:p text:style-name="P2"><draw:frame draw:style-name="fr1" draw:name="Изображение6" text:anchor-type="char" svg:width="17cm" svg:height="3.57cm" draw:z-index="4"><draw:image xlink:href="Pictures/10000201000004680000053FE5E7ABBA5649D85E.png" xlink:type="simple" xlink:show="embed" xlink:actuate="onLoad" loext:mime-type="image/png"/></draw:frame></text:p>
      <text:p text:style-name="P2"/>
      <text:p text:style-name="P2"><draw:frame draw:style-name="fr2" draw:name="Изображение7" text:anchor-type="char" svg:width="17cm" svg:height="16.309cm" draw:z-index="6"><draw:image xlink:href="Pictures/10000201000003900000036B07BB4D473328CE02.png" xlink:type="simple" xlink:show="embed" xlink:actuate="onLoad" loext:mime-type="image/png"/></draw:frame></text:p>
      <text:p text:style-name="P2"/>
      <text:p text:style-name="P3"/>
      <text:p text:style-name="P2">6.</text:p>
      <text:p text:style-name="P1"><draw:frame draw:style-name="fr3" draw:name="Изображение4" text:anchor-type="char" svg:width="17cm" svg:height="8.176cm" draw:z-index="5"><draw:image xlink:href="Pictures/1000020100000399000001BB18551ACD92201AD6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6T22:06:13.885405255</meta:creation-date>
    <dc:date>2021-09-14T00:32:32.797126457</dc:date>
    <meta:editing-duration>PT2H18M45S</meta:editing-duration>
    <meta:editing-cycles>8</meta:editing-cycles>
    <meta:generator>LibreOffice/6.4.7.2$Linux_X86_64 LibreOffice_project/40$Build-2</meta:generator>
    <meta:document-statistic meta:table-count="0" meta:image-count="7" meta:object-count="0" meta:page-count="5" meta:paragraph-count="6" meta:word-count="9" meta:character-count="21" meta:non-whitespace-character-count="18"/>
  </office:meta>
</office:document-meta>
</file>